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49">
      <style:table-cell-properties fo:background-color="#cccccc"/>
    </style:style>
    <style:style style:name="ce3" style:family="table-cell" style:parent-style-name="Default" style:data-style-name="N61">
      <style:table-cell-properties fo:background-color="#cccccc"/>
    </style:style>
    <style:style style:name="ce8" style:family="table-cell" style:parent-style-name="Default" style:data-style-name="N114"/>
    <style:style style:name="ce9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6" office:value-type="string" calcext:value-type="string">
            <text:p>Abonnement</text:p>
          </table:table-cell>
          <table:table-cell table:number-columns-repeated="3" table:style-name="ce2" office:value-type="date" office:date-value="2022-01-01" calcext:value-type="date">
            <text:p>2022-01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table:number-columns-repeated="3" office:value-type="float" office:value="0.903" calcext:value-type="float">
            <text:p>0,90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table:number-columns-repeated="3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table:number-columns-repeated="3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table:number-columns-repeated="3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2363" calcext:value-type="float">
            <text:p>0,23630</text:p>
          </table:table-cell>
          <table:table-cell office:value-type="float" office:value="0.6307" calcext:value-type="float">
            <text:p>0,63070</text:p>
          </table:table-cell>
          <table:table-cell table:formula="of:=[.C8]" office:value-type="float" office:value="0.2363" calcext:value-type="float">
            <text:p>0,236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3:.C8])" office:value-type="float" office:value="1.25159" calcext:value-type="float">
            <text:p>1,25159</text:p>
          </table:table-cell>
          <table:table-cell table:style-name="ce9" table:formula="of:=SUM([.D3:.D8])" office:value-type="float" office:value="1.64599" calcext:value-type="float">
            <text:p>1,64599</text:p>
          </table:table-cell>
          <table:table-cell table:style-name="ce9" table:formula="of:=SUM([.E3:.E8])" office:value-type="float" office:value="1.25159" calcext:value-type="float">
            <text:p>1,25159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2-04-01" calcext:value-type="date">
            <text:p>2022-04-01</text:p>
          </table:table-cell>
          <table:table-cell table:style-name="ce2" table:formula="of:=[.C12]" office:value-type="date" office:date-value="2022-04-01" calcext:value-type="date">
            <text:p>2022-04-01</text:p>
          </table:table-cell>
          <table:table-cell table:style-name="ce2" table:formula="of:=[.C12]" office:value-type="date" office:date-value="2022-04-01" calcext:value-type="date">
            <text:p>2022-04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903" calcext:value-type="float">
            <text:p>0,90300</text:p>
          </table:table-cell>
          <table:table-cell table:formula="of:=[.C14]" office:value-type="float" office:value="0.903" calcext:value-type="float">
            <text:p>0,90300</text:p>
          </table:table-cell>
          <table:table-cell table:formula="of:=[.C14]" office:value-type="float" office:value="0.903" calcext:value-type="float">
            <text:p>0,90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.00229" calcext:value-type="float">
            <text:p>0,00229</text:p>
          </table:table-cell>
          <table:table-cell table:formula="of:=[.C15]" office:value-type="float" office:value="0.00229" calcext:value-type="float">
            <text:p>0,00229</text:p>
          </table:table-cell>
          <table:table-cell table:formula="of:=[.C15]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-0.0155" calcext:value-type="float">
            <text:p>-0,01550</text:p>
          </table:table-cell>
          <table:table-cell table:formula="of:=[.C16]" office:value-type="float" office:value="-0.0155" calcext:value-type="float">
            <text:p>-0,01550</text:p>
          </table:table-cell>
          <table:table-cell table:formula="of:=[.C16]" office:value-type="float" office:value="-0.0155" calcext:value-type="float">
            <text:p>-0,01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61" calcext:value-type="float">
            <text:p>0,06100</text:p>
          </table:table-cell>
          <table:table-cell table:formula="of:=[.C17]" office:value-type="float" office:value="0.061" calcext:value-type="float">
            <text:p>0,06100</text:p>
          </table:table-cell>
          <table:table-cell table:formula="of:=[.C17]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49" calcext:value-type="float">
            <text:p>0,04900</text:p>
          </table:table-cell>
          <table:table-cell table:formula="of:=[.C18]" office:value-type="float" office:value="0.049" calcext:value-type="float">
            <text:p>0,04900</text:p>
          </table:table-cell>
          <table:table-cell table:formula="of:=[.C18]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3003" calcext:value-type="float">
            <text:p>0,30030</text:p>
          </table:table-cell>
          <table:table-cell office:value-type="float" office:value="0.7651" calcext:value-type="float">
            <text:p>0,76510</text:p>
          </table:table-cell>
          <table:table-cell table:formula="of:=[.C19]" office:value-type="float" office:value="0.3003" calcext:value-type="float">
            <text:p>0,30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14:.C19])" office:value-type="float" office:value="1.30009" calcext:value-type="float">
            <text:p>1,30009</text:p>
          </table:table-cell>
          <table:table-cell table:style-name="ce9" table:formula="of:=SUM([.D14:.D19])" office:value-type="float" office:value="1.76489" calcext:value-type="float">
            <text:p>1,76489</text:p>
          </table:table-cell>
          <table:table-cell table:style-name="ce9" table:formula="of:=SUM([.E14:.E19])" office:value-type="float" office:value="1.30009" calcext:value-type="float">
            <text:p>1,3000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2" office:value-type="date" office:date-value="2022-07-01" calcext:value-type="date">
            <text:p>2022-07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763" calcext:value-type="float">
            <text:p>0,76300</text:p>
          </table:table-cell>
          <table:table-cell table:formula="of:=[.C25]" office:value-type="float" office:value="0.763" calcext:value-type="float">
            <text:p>0,76300</text:p>
          </table:table-cell>
          <table:table-cell table:formula="of:=[.C25]" office:value-type="float" office:value="0.763" calcext:value-type="float">
            <text:p>0,76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table:number-columns-repeated="3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table:number-columns-repeated="3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table:number-columns-repeated="3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3003" calcext:value-type="float">
            <text:p>0,30030</text:p>
          </table:table-cell>
          <table:table-cell office:value-type="float" office:value="0.7651" calcext:value-type="float">
            <text:p>0,76510</text:p>
          </table:table-cell>
          <table:table-cell office:value-type="float" office:value="0.3003" calcext:value-type="float">
            <text:p>0,30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25:.C30])" office:value-type="float" office:value="1.17559" calcext:value-type="float">
            <text:p>1,17559</text:p>
          </table:table-cell>
          <table:table-cell table:style-name="ce9" table:formula="of:=SUM([.D25:.D30])" office:value-type="float" office:value="1.64039" calcext:value-type="float">
            <text:p>1,64039</text:p>
          </table:table-cell>
          <table:table-cell table:style-name="ce9" table:formula="of:=SUM([.E25:.E30])" office:value-type="float" office:value="1.17559" calcext:value-type="float">
            <text:p>1,1755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2-10-01" calcext:value-type="date">
            <text:p>2022-10-01</text:p>
          </table:table-cell>
          <table:table-cell table:style-name="ce2" table:formula="of:=[.C34]" office:value-type="date" office:date-value="2022-10-01" calcext:value-type="date">
            <text:p>2022-10-01</text:p>
          </table:table-cell>
          <table:table-cell table:style-name="ce2" table:formula="of:=[.C34]" office:value-type="date" office:date-value="2022-10-01" calcext:value-type="date">
            <text:p>2022-10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723" calcext:value-type="float">
            <text:p>0,72300</text:p>
          </table:table-cell>
          <table:table-cell table:formula="of:=[.C36]" office:value-type="float" office:value="0.723" calcext:value-type="float">
            <text:p>0,72300</text:p>
          </table:table-cell>
          <table:table-cell table:formula="of:=[.C36]" office:value-type="float" office:value="0.723" calcext:value-type="float">
            <text:p>0,72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.00229" calcext:value-type="float">
            <text:p>0,00229</text:p>
          </table:table-cell>
          <table:table-cell table:formula="of:=[.C37]" office:value-type="float" office:value="0.00229" calcext:value-type="float">
            <text:p>0,00229</text:p>
          </table:table-cell>
          <table:table-cell table:formula="of:=[.C37]" office:value-type="float" office:value="0.00229" calcext:value-type="float">
            <text:p>0,0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38]" office:value-type="float" office:value="0" calcext:value-type="float">
            <text:p>0,00000</text:p>
          </table:table-cell>
          <table:table-cell table:formula="of:=[.C38]" office:value-type="float" office:value="0" calcext:value-type="float">
            <text:p>0,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61" calcext:value-type="float">
            <text:p>0,06100</text:p>
          </table:table-cell>
          <table:table-cell table:formula="of:=[.C39]" office:value-type="float" office:value="0.061" calcext:value-type="float">
            <text:p>0,06100</text:p>
          </table:table-cell>
          <table:table-cell table:formula="of:=[.C39]" office:value-type="float" office:value="0.061" calcext:value-type="float">
            <text:p>0,0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49" calcext:value-type="float">
            <text:p>0,04900</text:p>
          </table:table-cell>
          <table:table-cell table:formula="of:=[.C40]" office:value-type="float" office:value="0.049" calcext:value-type="float">
            <text:p>0,04900</text:p>
          </table:table-cell>
          <table:table-cell table:formula="of:=[.C40]" office:value-type="float" office:value="0.049" calcext:value-type="float">
            <text:p>0,0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3003" calcext:value-type="float">
            <text:p>0,30030</text:p>
          </table:table-cell>
          <table:table-cell office:value-type="float" office:value="0.7651" calcext:value-type="float">
            <text:p>0,76510</text:p>
          </table:table-cell>
          <table:table-cell office:value-type="float" office:value="0.3003" calcext:value-type="float">
            <text:p>0,30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office:value-type="float" office:value="21" calcext:value-type="float">
            <text:p>21,00</text:p>
          </table:table-cell>
          <table:table-cell table:style-name="ce9" table:formula="of:=SUM([.C36:.C41])" office:value-type="float" office:value="1.13559" calcext:value-type="float">
            <text:p>1,13559</text:p>
          </table:table-cell>
          <table:table-cell table:style-name="ce9" table:formula="of:=SUM([.D36:.D41])" office:value-type="float" office:value="1.60039" calcext:value-type="float">
            <text:p>1,60039</text:p>
          </table:table-cell>
          <table:table-cell table:style-name="ce9" table:formula="of:=SUM([.E36:.E41])" office:value-type="float" office:value="1.13559" calcext:value-type="float">
            <text:p>1,1355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number-columns-repeated="4" table:style-name="ce2" office:value-type="date" office:date-value="2023-01-01" calcext:value-type="date">
            <text:p>2023-01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table:number-columns-repeated="3" office:value-type="float" office:value="0.008" calcext:value-type="float">
            <text:p>0,00800</text:p>
          </table:table-cell>
          <table:table-cell table:style-name="ce8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style-name="ce8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table:number-columns-repeated="3" office:value-type="float" office:value="0" calcext:value-type="float">
            <text:p>0,00000</text:p>
          </table:table-cell>
          <table:table-cell table:style-name="ce8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table:number-columns-repeated="3" office:value-type="float" office:value="0.054" calcext:value-type="float">
            <text:p>0,05400</text:p>
          </table:table-cell>
          <table:table-cell table:style-name="ce8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table:number-columns-repeated="3" office:value-type="float" office:value="0.058" calcext:value-type="float">
            <text:p>0,05800</text:p>
          </table:table-cell>
          <table:table-cell table:style-name="ce8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701" calcext:value-type="float">
            <text:p>0,17010</text:p>
          </table:table-cell>
          <table:table-cell office:value-type="float" office:value="0.5103" calcext:value-type="float">
            <text:p>0,51030</text:p>
          </table:table-cell>
          <table:table-cell office:value-type="float" office:value="1.5308" calcext:value-type="float">
            <text:p>1,53080</text:p>
          </table:table-cell>
          <table:table-cell table:style-name="ce8" table:formula="of:=[.D52]" office:value-type="float" office:value="0.5103" calcext:value-type="float">
            <text:p>0,510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252/12" office:value-type="float" office:value="21" calcext:value-type="float">
            <text:p>21,00</text:p>
          </table:table-cell>
          <table:table-cell table:style-name="ce9" table:formula="of:=SUM([.C47:.C52])" office:value-type="float" office:value="0.2901" calcext:value-type="float">
            <text:p>0,29010</text:p>
          </table:table-cell>
          <table:table-cell table:style-name="ce9" table:formula="of:=SUM([.D47:.D52])" office:value-type="float" office:value="0.6303" calcext:value-type="float">
            <text:p>0,63030</text:p>
          </table:table-cell>
          <table:table-cell table:style-name="ce9" table:formula="of:=SUM([.E47:.E52])" office:value-type="float" office:value="1.6508" calcext:value-type="float">
            <text:p>1,65080</text:p>
          </table:table-cell>
          <table:table-cell table:style-name="ce9" table:formula="of:=SUM([.F47:.F52])" office:value-type="float" office:value="0.6303" calcext:value-type="float">
            <text:p>0,6303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2-01" calcext:value-type="date">
            <text:p>2023-02-01</text:p>
          </table:table-cell>
          <table:table-cell table:style-name="ce2" table:formula="of:=[.C56]" office:value-type="date" office:date-value="2023-02-01" calcext:value-type="date">
            <text:p>2023-02-01</text:p>
          </table:table-cell>
          <table:table-cell table:style-name="ce2" table:formula="of:=[.D56]" office:value-type="date" office:date-value="2023-02-01" calcext:value-type="date">
            <text:p>2023-02-01</text:p>
          </table:table-cell>
          <table:table-cell table:style-name="ce2" table:formula="of:=[.E56]" office:value-type="date" office:date-value="2023-02-01" calcext:value-type="date">
            <text:p>2023-02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58]" office:value-type="float" office:value="0.008" calcext:value-type="float">
            <text:p>0,00800</text:p>
          </table:table-cell>
          <table:table-cell table:formula="of:=[.C58]" office:value-type="float" office:value="0.008" calcext:value-type="float">
            <text:p>0,00800</text:p>
          </table:table-cell>
          <table:table-cell table:style-name="ce8" table:formula="of:=[.C58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59]" office:value-type="float" office:value="0" calcext:value-type="float">
            <text:p>0,00000</text:p>
          </table:table-cell>
          <table:table-cell table:formula="of:=[.C59]" office:value-type="float" office:value="0" calcext:value-type="float">
            <text:p>0,00000</text:p>
          </table:table-cell>
          <table:table-cell table:style-name="ce8" table:formula="of:=[.C59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60]" office:value-type="float" office:value="0" calcext:value-type="float">
            <text:p>0,00000</text:p>
          </table:table-cell>
          <table:table-cell table:formula="of:=[.C60]" office:value-type="float" office:value="0" calcext:value-type="float">
            <text:p>0,00000</text:p>
          </table:table-cell>
          <table:table-cell table:style-name="ce8" table:formula="of:=[.C60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61]" office:value-type="float" office:value="0.054" calcext:value-type="float">
            <text:p>0,05400</text:p>
          </table:table-cell>
          <table:table-cell table:formula="of:=[.C61]" office:value-type="float" office:value="0.054" calcext:value-type="float">
            <text:p>0,05400</text:p>
          </table:table-cell>
          <table:table-cell table:style-name="ce8" table:formula="of:=[.C61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62]" office:value-type="float" office:value="0.058" calcext:value-type="float">
            <text:p>0,05800</text:p>
          </table:table-cell>
          <table:table-cell table:formula="of:=[.C62]" office:value-type="float" office:value="0.058" calcext:value-type="float">
            <text:p>0,05800</text:p>
          </table:table-cell>
          <table:table-cell table:style-name="ce8" table:formula="of:=[.C62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837" calcext:value-type="float">
            <text:p>0,18370</text:p>
          </table:table-cell>
          <table:table-cell office:value-type="float" office:value="0.5511" calcext:value-type="float">
            <text:p>0,55110</text:p>
          </table:table-cell>
          <table:table-cell office:value-type="float" office:value="1.6533" calcext:value-type="float">
            <text:p>1,65330</text:p>
          </table:table-cell>
          <table:table-cell table:style-name="ce8" table:formula="of:=[.D63]" office:value-type="float" office:value="0.5511" calcext:value-type="float">
            <text:p>0,551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58:.C63])" office:value-type="float" office:value="0.3037" calcext:value-type="float">
            <text:p>0,30370</text:p>
          </table:table-cell>
          <table:table-cell table:style-name="ce9" table:formula="of:=SUM([.D58:.D63])" office:value-type="float" office:value="0.6711" calcext:value-type="float">
            <text:p>0,67110</text:p>
          </table:table-cell>
          <table:table-cell table:style-name="ce9" table:formula="of:=SUM([.E58:.E63])" office:value-type="float" office:value="1.7733" calcext:value-type="float">
            <text:p>1,77330</text:p>
          </table:table-cell>
          <table:table-cell table:style-name="ce9" table:formula="of:=SUM([.F58:.F63])" office:value-type="float" office:value="0.6711" calcext:value-type="float">
            <text:p>0,6711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3-01" calcext:value-type="date">
            <text:p>2023-03-01</text:p>
          </table:table-cell>
          <table:table-cell table:style-name="ce2" table:formula="of:=[.C67]" office:value-type="date" office:date-value="2023-03-01" calcext:value-type="date">
            <text:p>2023-03-01</text:p>
          </table:table-cell>
          <table:table-cell table:style-name="ce2" table:formula="of:=[.D67]" office:value-type="date" office:date-value="2023-03-01" calcext:value-type="date">
            <text:p>2023-03-01</text:p>
          </table:table-cell>
          <table:table-cell table:style-name="ce2" table:formula="of:=[.E67]" office:value-type="date" office:date-value="2023-03-01" calcext:value-type="date">
            <text:p>2023-03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69]" office:value-type="float" office:value="0.008" calcext:value-type="float">
            <text:p>0,00800</text:p>
          </table:table-cell>
          <table:table-cell table:formula="of:=[.C69]" office:value-type="float" office:value="0.008" calcext:value-type="float">
            <text:p>0,00800</text:p>
          </table:table-cell>
          <table:table-cell table:style-name="ce8" table:formula="of:=[.C69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70]" office:value-type="float" office:value="0" calcext:value-type="float">
            <text:p>0,00000</text:p>
          </table:table-cell>
          <table:table-cell table:formula="of:=[.C70]" office:value-type="float" office:value="0" calcext:value-type="float">
            <text:p>0,00000</text:p>
          </table:table-cell>
          <table:table-cell table:style-name="ce8" table:formula="of:=[.C70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71]" office:value-type="float" office:value="0" calcext:value-type="float">
            <text:p>0,00000</text:p>
          </table:table-cell>
          <table:table-cell table:formula="of:=[.C71]" office:value-type="float" office:value="0" calcext:value-type="float">
            <text:p>0,00000</text:p>
          </table:table-cell>
          <table:table-cell table:style-name="ce8" table:formula="of:=[.C71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72]" office:value-type="float" office:value="0.054" calcext:value-type="float">
            <text:p>0,05400</text:p>
          </table:table-cell>
          <table:table-cell table:formula="of:=[.C72]" office:value-type="float" office:value="0.054" calcext:value-type="float">
            <text:p>0,05400</text:p>
          </table:table-cell>
          <table:table-cell table:style-name="ce8" table:formula="of:=[.C72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73]" office:value-type="float" office:value="0.058" calcext:value-type="float">
            <text:p>0,05800</text:p>
          </table:table-cell>
          <table:table-cell table:formula="of:=[.C73]" office:value-type="float" office:value="0.058" calcext:value-type="float">
            <text:p>0,05800</text:p>
          </table:table-cell>
          <table:table-cell table:style-name="ce8" table:formula="of:=[.C73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4528" calcext:value-type="float">
            <text:p>0,45280</text:p>
          </table:table-cell>
          <table:table-cell office:value-type="float" office:value="1.3584" calcext:value-type="float">
            <text:p>1,35840</text:p>
          </table:table-cell>
          <table:table-cell table:style-name="ce8" table:formula="of:=[.D74]" office:value-type="float" office:value="0.4528" calcext:value-type="float">
            <text:p>0,452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69:.C74])" office:value-type="float" office:value="0.2709" calcext:value-type="float">
            <text:p>0,27090</text:p>
          </table:table-cell>
          <table:table-cell table:style-name="ce9" table:formula="of:=SUM([.D69:.D74])" office:value-type="float" office:value="0.5728" calcext:value-type="float">
            <text:p>0,57280</text:p>
          </table:table-cell>
          <table:table-cell table:style-name="ce9" table:formula="of:=SUM([.E69:.E74])" office:value-type="float" office:value="1.4784" calcext:value-type="float">
            <text:p>1,47840</text:p>
          </table:table-cell>
          <table:table-cell table:style-name="ce9" table:formula="of:=SUM([.F69:.F74])" office:value-type="float" office:value="0.5728" calcext:value-type="float">
            <text:p>0,5728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4-01" calcext:value-type="date">
            <text:p>2023-04-01</text:p>
          </table:table-cell>
          <table:table-cell table:style-name="ce2" table:formula="of:=[.C78]" office:value-type="date" office:date-value="2023-04-01" calcext:value-type="date">
            <text:p>2023-04-01</text:p>
          </table:table-cell>
          <table:table-cell table:style-name="ce2" table:formula="of:=[.D78]" office:value-type="date" office:date-value="2023-04-01" calcext:value-type="date">
            <text:p>2023-04-01</text:p>
          </table:table-cell>
          <table:table-cell table:style-name="ce2" table:formula="of:=[.E78]" office:value-type="date" office:date-value="2023-04-01" calcext:value-type="date">
            <text:p>2023-04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008" calcext:value-type="float">
            <text:p>0,00800</text:p>
          </table:table-cell>
          <table:table-cell table:formula="of:=[.C80]" office:value-type="float" office:value="0.008" calcext:value-type="float">
            <text:p>0,00800</text:p>
          </table:table-cell>
          <table:table-cell table:formula="of:=[.C80]" office:value-type="float" office:value="0.008" calcext:value-type="float">
            <text:p>0,00800</text:p>
          </table:table-cell>
          <table:table-cell table:style-name="ce8" table:formula="of:=[.C80]" office:value-type="float" office:value="0.008" calcext:value-type="float">
            <text:p>0,0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81]" office:value-type="float" office:value="0" calcext:value-type="float">
            <text:p>0,00000</text:p>
          </table:table-cell>
          <table:table-cell table:formula="of:=[.C81]" office:value-type="float" office:value="0" calcext:value-type="float">
            <text:p>0,00000</text:p>
          </table:table-cell>
          <table:table-cell table:style-name="ce8" table:formula="of:=[.C81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82]" office:value-type="float" office:value="0" calcext:value-type="float">
            <text:p>0,00000</text:p>
          </table:table-cell>
          <table:table-cell table:formula="of:=[.C82]" office:value-type="float" office:value="0" calcext:value-type="float">
            <text:p>0,00000</text:p>
          </table:table-cell>
          <table:table-cell table:style-name="ce8" table:formula="of:=[.C82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83]" office:value-type="float" office:value="0.054" calcext:value-type="float">
            <text:p>0,05400</text:p>
          </table:table-cell>
          <table:table-cell table:formula="of:=[.C83]" office:value-type="float" office:value="0.054" calcext:value-type="float">
            <text:p>0,05400</text:p>
          </table:table-cell>
          <table:table-cell table:style-name="ce8" table:formula="of:=[.C83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84]" office:value-type="float" office:value="0.058" calcext:value-type="float">
            <text:p>0,05800</text:p>
          </table:table-cell>
          <table:table-cell table:formula="of:=[.C84]" office:value-type="float" office:value="0.058" calcext:value-type="float">
            <text:p>0,05800</text:p>
          </table:table-cell>
          <table:table-cell table:style-name="ce8" table:formula="of:=[.C84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2264" calcext:value-type="float">
            <text:p>0,22640</text:p>
          </table:table-cell>
          <table:table-cell office:value-type="float" office:value="0.5887" calcext:value-type="float">
            <text:p>0,58870</text:p>
          </table:table-cell>
          <table:table-cell table:style-name="ce8" table:formula="of:=[.D85]" office:value-type="float" office:value="0.2264" calcext:value-type="float">
            <text:p>0,226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80:.C85])" office:value-type="float" office:value="0.2709" calcext:value-type="float">
            <text:p>0,27090</text:p>
          </table:table-cell>
          <table:table-cell table:style-name="ce9" table:formula="of:=SUM([.D80:.D85])" office:value-type="float" office:value="0.3464" calcext:value-type="float">
            <text:p>0,34640</text:p>
          </table:table-cell>
          <table:table-cell table:style-name="ce9" table:formula="of:=SUM([.E80:.E85])" office:value-type="float" office:value="0.7087" calcext:value-type="float">
            <text:p>0,70870</text:p>
          </table:table-cell>
          <table:table-cell table:style-name="ce9" table:formula="of:=SUM([.F80:.F85])" office:value-type="float" office:value="0.3464" calcext:value-type="float">
            <text:p>0,3464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07-01" calcext:value-type="date">
            <text:p>2023-07-01</text:p>
          </table:table-cell>
          <table:table-cell table:style-name="ce2" table:formula="of:=[.C89]" office:value-type="date" office:date-value="2023-07-01" calcext:value-type="date">
            <text:p>2023-07-01</text:p>
          </table:table-cell>
          <table:table-cell table:style-name="ce2" table:formula="of:=[.D89]" office:value-type="date" office:date-value="2023-07-01" calcext:value-type="date">
            <text:p>2023-07-01</text:p>
          </table:table-cell>
          <table:table-cell table:style-name="ce2" table:formula="of:=[.E89]" office:value-type="date" office:date-value="2023-07-01" calcext:value-type="date">
            <text:p>2023-07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697" calcext:value-type="float">
            <text:p>0,69700</text:p>
          </table:table-cell>
          <table:table-cell table:formula="of:=[.C91]" office:value-type="float" office:value="0.697" calcext:value-type="float">
            <text:p>0,69700</text:p>
          </table:table-cell>
          <table:table-cell table:formula="of:=[.C91]" office:value-type="float" office:value="0.697" calcext:value-type="float">
            <text:p>0,69700</text:p>
          </table:table-cell>
          <table:table-cell table:style-name="ce8" table:formula="of:=[.C91]" office:value-type="float" office:value="0.697" calcext:value-type="float">
            <text:p>0,69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92]" office:value-type="float" office:value="0" calcext:value-type="float">
            <text:p>0,00000</text:p>
          </table:table-cell>
          <table:table-cell table:formula="of:=[.C92]" office:value-type="float" office:value="0" calcext:value-type="float">
            <text:p>0,00000</text:p>
          </table:table-cell>
          <table:table-cell table:style-name="ce8" table:formula="of:=[.C92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93]" office:value-type="float" office:value="0" calcext:value-type="float">
            <text:p>0,00000</text:p>
          </table:table-cell>
          <table:table-cell table:formula="of:=[.C93]" office:value-type="float" office:value="0" calcext:value-type="float">
            <text:p>0,00000</text:p>
          </table:table-cell>
          <table:table-cell table:style-name="ce8" table:formula="of:=[.C93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94]" office:value-type="float" office:value="0.054" calcext:value-type="float">
            <text:p>0,05400</text:p>
          </table:table-cell>
          <table:table-cell table:formula="of:=[.C94]" office:value-type="float" office:value="0.054" calcext:value-type="float">
            <text:p>0,05400</text:p>
          </table:table-cell>
          <table:table-cell table:style-name="ce8" table:formula="of:=[.C94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95]" office:value-type="float" office:value="0.058" calcext:value-type="float">
            <text:p>0,05800</text:p>
          </table:table-cell>
          <table:table-cell table:formula="of:=[.C95]" office:value-type="float" office:value="0.058" calcext:value-type="float">
            <text:p>0,05800</text:p>
          </table:table-cell>
          <table:table-cell table:style-name="ce8" table:formula="of:=[.C95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2264" calcext:value-type="float">
            <text:p>0,22640</text:p>
          </table:table-cell>
          <table:table-cell office:value-type="float" office:value="0.5887" calcext:value-type="float">
            <text:p>0,58870</text:p>
          </table:table-cell>
          <table:table-cell table:style-name="ce8" table:formula="of:=[.D96]" office:value-type="float" office:value="0.2264" calcext:value-type="float">
            <text:p>0,226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91:.C96])" office:value-type="float" office:value="0.9599" calcext:value-type="float">
            <text:p>0,95990</text:p>
          </table:table-cell>
          <table:table-cell table:style-name="ce9" table:formula="of:=SUM([.D91:.D96])" office:value-type="float" office:value="1.0354" calcext:value-type="float">
            <text:p>1,03540</text:p>
          </table:table-cell>
          <table:table-cell table:style-name="ce9" table:formula="of:=SUM([.E91:.E96])" office:value-type="float" office:value="1.3977" calcext:value-type="float">
            <text:p>1,39770</text:p>
          </table:table-cell>
          <table:table-cell table:style-name="ce9" table:formula="of:=SUM([.F91:.F96])" office:value-type="float" office:value="1.0354" calcext:value-type="float">
            <text:p>1,0354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" office:value-type="date" office:date-value="2023-10-01" calcext:value-type="date">
            <text:p>2023-10-01</text:p>
          </table:table-cell>
          <table:table-cell table:style-name="ce2" table:formula="of:=[.C100]" office:value-type="date" office:date-value="2023-10-01" calcext:value-type="date">
            <text:p>2023-10-01</text:p>
          </table:table-cell>
          <table:table-cell table:style-name="ce2" table:formula="of:=[.D100]" office:value-type="date" office:date-value="2023-10-01" calcext:value-type="date">
            <text:p>2023-10-01</text:p>
          </table:table-cell>
          <table:table-cell table:style-name="ce2" table:formula="of:=[.E100]" office:value-type="date" office:date-value="2023-10-01" calcext:value-type="date">
            <text:p>2023-10-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21H00M00S" calcext:value-type="time">
            <text:p>2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fgift</text:p>
          </table:table-cell>
          <table:table-cell/>
          <table:table-cell office:value-type="float" office:value="0.697" calcext:value-type="float">
            <text:p>0,69700</text:p>
          </table:table-cell>
          <table:table-cell table:formula="of:=[.C102]" office:value-type="float" office:value="0.697" calcext:value-type="float">
            <text:p>0,69700</text:p>
          </table:table-cell>
          <table:table-cell table:formula="of:=[.C102]" office:value-type="float" office:value="0.697" calcext:value-type="float">
            <text:p>0,69700</text:p>
          </table:table-cell>
          <table:table-cell table:style-name="ce8" table:formula="of:=[.C102]" office:value-type="float" office:value="0.697" calcext:value-type="float">
            <text:p>0,69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03]" office:value-type="float" office:value="0" calcext:value-type="float">
            <text:p>0,00000</text:p>
          </table:table-cell>
          <table:table-cell table:formula="of:=[.C103]" office:value-type="float" office:value="0" calcext:value-type="float">
            <text:p>0,00000</text:p>
          </table:table-cell>
          <table:table-cell table:style-name="ce8" table:formula="of:=[.C103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-tarif</text:p>
          </table:table-cell>
          <table:table-cell/>
          <table:table-cell office:value-type="float" office:value="0" calcext:value-type="float">
            <text:p>0,00000</text:p>
          </table:table-cell>
          <table:table-cell table:formula="of:=[.C104]" office:value-type="float" office:value="0" calcext:value-type="float">
            <text:p>0,00000</text:p>
          </table:table-cell>
          <table:table-cell table:formula="of:=[.C104]" office:value-type="float" office:value="0" calcext:value-type="float">
            <text:p>0,00000</text:p>
          </table:table-cell>
          <table:table-cell table:style-name="ce8" table:formula="of:=[.C104]" office:value-type="float" office:value="0" calcext:value-type="float">
            <text:p>0,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tarif</text:p>
          </table:table-cell>
          <table:table-cell/>
          <table:table-cell office:value-type="float" office:value="0.054" calcext:value-type="float">
            <text:p>0,05400</text:p>
          </table:table-cell>
          <table:table-cell table:formula="of:=[.C105]" office:value-type="float" office:value="0.054" calcext:value-type="float">
            <text:p>0,05400</text:p>
          </table:table-cell>
          <table:table-cell table:formula="of:=[.C105]" office:value-type="float" office:value="0.054" calcext:value-type="float">
            <text:p>0,05400</text:p>
          </table:table-cell>
          <table:table-cell table:style-name="ce8" table:formula="of:=[.C105]" office:value-type="float" office:value="0.054" calcext:value-type="float">
            <text:p>0,0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ssionsnetafgift</text:p>
          </table:table-cell>
          <table:table-cell/>
          <table:table-cell office:value-type="float" office:value="0.058" calcext:value-type="float">
            <text:p>0,05800</text:p>
          </table:table-cell>
          <table:table-cell table:formula="of:=[.C106]" office:value-type="float" office:value="0.058" calcext:value-type="float">
            <text:p>0,05800</text:p>
          </table:table-cell>
          <table:table-cell table:formula="of:=[.C106]" office:value-type="float" office:value="0.058" calcext:value-type="float">
            <text:p>0,05800</text:p>
          </table:table-cell>
          <table:table-cell table:style-name="ce8" table:formula="of:=[.C106]" office:value-type="float" office:value="0.058" calcext:value-type="float">
            <text:p>0,0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lskab Radius C</text:p>
          </table:table-cell>
          <table:table-cell/>
          <table:table-cell office:value-type="float" office:value="0.1509" calcext:value-type="float">
            <text:p>0,15090</text:p>
          </table:table-cell>
          <table:table-cell office:value-type="float" office:value="0.4528" calcext:value-type="float">
            <text:p>0,45280</text:p>
          </table:table-cell>
          <table:table-cell office:value-type="float" office:value="1.3584" calcext:value-type="float">
            <text:p>1,35840</text:p>
          </table:table-cell>
          <table:table-cell table:style-name="ce8" table:formula="of:=[.D107]" office:value-type="float" office:value="0.4528" calcext:value-type="float">
            <text:p>0,452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7" table:formula="of:=537/12" office:value-type="float" office:value="44.75" calcext:value-type="float">
            <text:p>44,75</text:p>
          </table:table-cell>
          <table:table-cell table:style-name="ce9" table:formula="of:=SUM([.C102:.C107])" office:value-type="float" office:value="0.9599" calcext:value-type="float">
            <text:p>0,95990</text:p>
          </table:table-cell>
          <table:table-cell table:style-name="ce9" table:formula="of:=SUM([.D102:.D107])" office:value-type="float" office:value="1.2618" calcext:value-type="float">
            <text:p>1,26180</text:p>
          </table:table-cell>
          <table:table-cell table:style-name="ce9" table:formula="of:=SUM([.E102:.E107])" office:value-type="float" office:value="2.1674" calcext:value-type="float">
            <text:p>2,16740</text:p>
          </table:table-cell>
          <table:table-cell table:style-name="ce9" table:formula="of:=SUM([.F102:.F107])" office:value-type="float" office:value="1.2618" calcext:value-type="float">
            <text:p>1,261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21:00:25.398292535</meta:creation-date>
    <dc:date>2023-09-19T16:07:48.836606850</dc:date>
    <meta:editing-duration>PT6H26M9S</meta:editing-duration>
    <meta:editing-cycles>12</meta:editing-cycles>
    <meta:generator>LibreOffice/7.5.4.2$Linux_X86_64 LibreOffice_project/50$Build-2</meta:generator>
    <meta:document-statistic meta:table-count="1" meta:cell-count="405" meta:object-count="0"/>
  </office:meta>
</office:document-meta>
</file>